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75cm" draw:marker-end-width="0.275cm" draw:fill="solid" draw:textarea-vertical-align="middle" fo:padding-top="0.15cm" fo:padding-bottom="0.15cm" fo:padding-left="0.275cm" fo:padding-right="0.275cm"/>
    </style:style>
    <style:style style:name="gr2" style:family="graphic" style:parent-style-name="standard">
      <style:graphic-properties svg:stroke-width="0.05cm" svg:stroke-color="#000000" draw:marker-start-width="0.275cm" draw:marker-end-width="0.275cm" draw:textarea-vertical-align="middle" fo:padding-top="0.15cm" fo:padding-bottom="0.15cm" fo:padding-left="0.275cm" fo:padding-right="0.275cm"/>
    </style:style>
    <style:style style:name="gr3" style:family="graphic" style:parent-style-name="standard">
      <style:graphic-properties draw:stroke="none" draw:textarea-vertical-align="middle"/>
    </style:style>
    <style:style style:name="gr4"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5" style:family="graphic" style:parent-style-name="standard">
      <style:graphic-properties svg:stroke-width="0.05cm" svg:stroke-color="#000000" draw:marker-start-width="0.275cm" draw:marker-end-width="0.275cm" draw:fill-color="#ff3333" draw:textarea-horizontal-align="justify" draw:textarea-vertical-align="middle" draw:auto-grow-height="false" fo:min-height="0cm" fo:min-width="0cm" fo:padding-top="0.15cm" fo:padding-bottom="0.15cm" fo:padding-left="0.275cm" fo:padding-right="0.275cm"/>
    </style:style>
    <style:style style:name="gr6" style:family="graphic" style:parent-style-name="standard">
      <style:graphic-properties svg:stroke-width="0.05cm" svg:stroke-color="#000000" draw:marker-start-width="0.275cm" draw:marker-end-width="0.275cm" draw:fill="solid" draw:fill-color="#6666ff"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svg:stroke-width="0.05cm" svg:stroke-color="#000000" draw:marker-start-width="0.275cm" draw:marker-end-width="0.275cm" draw:fill="solid" draw:fill-color="#ff3333" draw:textarea-vertical-align="middle" draw:auto-grow-height="false" fo:min-height="0cm" fo:min-width="0cm" fo:padding-top="0.15cm" fo:padding-bottom="0.15cm" fo:padding-left="0.275cm" fo:padding-right="0.275cm"/>
    </style:style>
    <style:style style:name="gr8" style:family="graphic" style:parent-style-name="standard">
      <style:graphic-properties svg:stroke-width="0.05cm" svg:stroke-color="#000000" draw:marker-start-width="0.275cm" draw:marker-end-width="0.275cm" draw:fill="solid" draw:fill-color="#ff3333" draw:textarea-vertical-align="middle" fo:padding-top="0.15cm" fo:padding-bottom="0.15cm" fo:padding-left="0.275cm" fo:padding-right="0.275cm"/>
    </style:style>
    <style:style style:name="gr9" style:family="graphic" style:parent-style-name="standard">
      <style:graphic-properties draw:stroke="none" svg:stroke-color="#000000" draw:fill="solid" draw:fill-color="#ff3333" draw:textarea-vertical-align="middle"/>
    </style:style>
    <style:style style:name="gr10" style:family="graphic" style:parent-style-name="standard">
      <style:graphic-properties draw:stroke="dash" draw:stroke-dash="Fine_20_Dashed_20__28_var_29_" svg:stroke-width="0.05cm" svg:stroke-color="#000000" draw:marker-start-width="0.275cm" draw:marker-end-width="0.275cm" draw:textarea-vertical-align="middle"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gradient" draw:fill-color="#e60000" draw:fill-gradient-name="Gradient_20_7" draw:textarea-horizontal-align="justify" draw:textarea-vertical-align="middle" draw:auto-grow-height="false" fo:min-height="0cm" fo:min-width="0cm" fo:padding-top="0.15cm" fo:padding-bottom="0.15cm" fo:padding-left="0.275cm" fo:padding-right="0.275cm"/>
    </style:style>
    <style:style style:name="gr12" style:family="graphic" style:parent-style-name="objectwithoutfill">
      <style:graphic-properties draw:stroke="dash" draw:stroke-dash="Fine_20_Dashed_20__28_var_29_" svg:stroke-width="0.05cm" svg:stroke-color="#000000" draw:marker-start-width="0.275cm" draw:marker-end-width="0.275cm" draw:fill="none" draw:textarea-vertical-align="middle" fo:padding-top="0.15cm" fo:padding-bottom="0.15cm" fo:padding-left="0.275cm" fo:padding-right="0.275cm"/>
    </style:style>
    <style:style style:name="gr13"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2.512cm"/>
    </style:style>
    <style:style style:name="gr15" style:family="graphic" style:parent-style-name="standard">
      <style:graphic-properties draw:stroke="none" svg:stroke-color="#000000" draw:fill="none" draw:fill-color="#ffffff" draw:textarea-horizontal-align="left" draw:auto-grow-height="true" draw:auto-grow-width="true" fo:min-height="1.267cm" fo:min-width="9.468cm"/>
    </style:style>
    <style:style style:name="gr16" style:family="graphic" style:parent-style-name="standard">
      <style:graphic-properties draw:stroke="none" svg:stroke-color="#000000" draw:fill="none" draw:fill-color="#ffffff" draw:textarea-horizontal-align="left" draw:auto-grow-height="true" draw:auto-grow-width="true" fo:min-height="1.267cm" fo:min-width="1.005cm"/>
    </style:style>
    <style:style style:name="gr17" style:family="graphic" style:parent-style-name="standard">
      <style:graphic-properties svg:stroke-width="0.05cm" svg:stroke-color="#000000" draw:marker-start-width="0.275cm" draw:marker-end-width="0.275cm" draw:fill="solid" draw:fill-color="#ff3333"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gradient" draw:fill-color="#e60000" draw:fill-gradient-name="Gradient_20_8" draw:textarea-horizontal-align="justify" draw:textarea-vertical-align="middle" draw:auto-grow-height="false" fo:min-height="0cm" fo:min-width="0cm" fo:padding-top="0.15cm" fo:padding-bottom="0.15cm" fo:padding-left="0.275cm" fo:padding-right="0.275cm" draw:shadow="hidden"/>
    </style:style>
    <style:style style:name="gr19" style:family="graphic" style:parent-style-name="standard">
      <style:graphic-properties svg:stroke-width="0.05cm" svg:stroke-color="#000000" draw:marker-start-width="0.275cm" draw:marker-end-width="0.275cm" draw:fill="solid" draw:fill-color="#6666ff" draw:textarea-vertical-align="middle" draw:auto-grow-height="false" fo:min-height="0cm" fo:min-width="0cm" fo:padding-top="0.15cm" fo:padding-bottom="0.15cm" fo:padding-left="0.275cm" fo:padding-right="0.275cm"/>
    </style:style>
    <style:style style:name="gr20" style:family="graphic" style:parent-style-name="standard">
      <style:graphic-properties svg:stroke-width="0.05cm" svg:stroke-color="#000000" draw:marker-start-width="0.275cm" draw:marker-end-width="0.275cm" draw:fill="solid" draw:fill-color="#6666ff" draw:textarea-vertical-align="middle" fo:padding-top="0.15cm" fo:padding-bottom="0.15cm" fo:padding-left="0.275cm" fo:padding-right="0.275cm"/>
    </style:style>
    <style:style style:name="gr21" style:family="graphic" style:parent-style-name="standard">
      <style:graphic-properties draw:stroke="none" svg:stroke-color="#000000" draw:fill="solid" draw:fill-color="#6666ff" draw:textarea-vertical-align="middle"/>
    </style:style>
    <style:style style:name="gr22" style:family="graphic" style:parent-style-name="standard">
      <style:graphic-properties draw:stroke="dash" draw:stroke-dash="Fine_20_Dashed_20__28_var_29_" svg:stroke-width="0.05cm" svg:stroke-color="#000000" draw:marker-start-width="0.275cm" draw:marker-end-width="0.275cm" draw:fill="none" draw:textarea-vertical-align="middle" fo:padding-top="0.15cm" fo:padding-bottom="0.15cm" fo:padding-left="0.275cm" fo:padding-right="0.275cm"/>
    </style:style>
    <style:style style:name="gr23" style:family="graphic" style:parent-style-name="standard">
      <style:graphic-properties draw:stroke="dash" draw:stroke-dash="Fine_20_Dashed_20__28_var_29_" svg:stroke-width="0.05cm" svg:stroke-color="#000000" draw:marker-start-width="0.275cm" draw:marker-end-width="0.275cm" draw:textarea-horizontal-align="center" draw:textarea-vertical-align="middle" fo:padding-top="0.15cm" fo:padding-bottom="0.15cm" fo:padding-left="0.275cm" fo:padding-right="0.275cm"/>
    </style:style>
    <style:style style:name="gr24" style:family="graphic" style:parent-style-name="standard">
      <style:graphic-properties svg:stroke-width="0.05cm" svg:stroke-color="#000000" draw:marker-start-width="0.275cm" draw:marker-end-width="0.275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36pt" style:font-size-asian="36pt" style:font-size-complex="36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1cm" svg:height="25.8cm" svg:x="2.1cm" svg:y="4.2cm">
          <text:p/>
        </draw:rect>
        <draw:ellipse draw:style-name="gr2" draw:text-style-name="P1" draw:layer="layout" svg:width="5.8cm" svg:height="1.65cm" svg:x="4.712cm" svg:y="24.975cm">
          <text:p/>
        </draw:ellipse>
        <draw:rect draw:style-name="gr3" draw:text-style-name="P1" draw:layer="layout" svg:width="5.8cm" svg:height="2.1cm" svg:x="4.7cm" svg:y="23.7cm">
          <text:p/>
        </draw:rect>
        <draw:ellipse draw:style-name="gr2" draw:text-style-name="P1" draw:layer="layout" svg:width="11cm" svg:height="2.8cm" svg:x="2.1cm" svg:y="2.8cm">
          <text:p/>
        </draw:ellipse>
        <draw:ellipse draw:style-name="gr2" draw:text-style-name="P1" draw:layer="layout" svg:width="5.8cm" svg:height="1.65cm" svg:x="4.7cm" svg:y="3.375cm">
          <text:p/>
        </draw:ellipse>
        <draw:ellipse draw:style-name="gr2" draw:text-style-name="P1" draw:layer="layout" svg:width="4.5cm" svg:height="1cm" svg:x="5.35cm" svg:y="3.7cm">
          <text:p/>
        </draw:ellipse>
        <draw:ellipse draw:style-name="gr2" draw:text-style-name="P1" draw:layer="layout" svg:width="11cm" svg:height="2.8cm" svg:x="2.1cm" svg:y="28.5cm">
          <text:p/>
        </draw:ellipse>
        <draw:line draw:style-name="gr4" draw:text-style-name="P1" draw:layer="layout" svg:x1="4.7cm" svg:y1="4.3cm" svg:x2="4.71cm" svg:y2="25.8cm">
          <text:p/>
        </draw:line>
        <draw:line draw:style-name="gr4" draw:text-style-name="P1" draw:layer="layout" svg:x1="10.5cm" svg:y1="4.3cm" svg:x2="10.51cm" svg:y2="25.8cm">
          <text:p/>
        </draw:line>
        <draw:custom-shape draw:style-name="gr5" draw:text-style-name="P1" draw:layer="layout" svg:width="1.7cm" svg:height="3.7cm" svg:x="6.75cm" svg:y="0.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7cm" svg:height="3.7cm" svg:x="10.951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7cm" svg:height="3.7cm" svg:x="2.652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7" draw:text-style-name="P1" draw:layer="layout" svg:width="3.2cm" svg:height="3.4cm" svg:x="3.2cm" svg:y="26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 draw:text-style-name="P1" draw:layer="layout" svg:width="0.79cm" svg:height="2.2cm" svg:x="3.2cm" svg:y="25.5cm">
            <text:p/>
          </draw:rect>
          <draw:rect draw:style-name="gr9" draw:text-style-name="P1" draw:layer="layout" svg:width="0.75cm" svg:height="0.1cm" svg:x="3.22cm" svg:y="27.65cm">
            <text:p/>
          </draw:rect>
        </draw:g>
        <draw:g>
          <draw:custom-shape draw:style-name="gr7" draw:text-style-name="P1" draw:layer="layout" svg:width="3.2cm" svg:height="3.4cm" svg:x="8.8cm" svg:y="25.9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 draw:text-style-name="P1" draw:layer="layout" svg:width="0.79cm" svg:height="2.2cm" svg:x="11.21cm" svg:y="25.4cm">
            <text:p/>
          </draw:rect>
          <draw:rect draw:style-name="gr9" draw:text-style-name="P1" draw:layer="layout" svg:width="0.75cm" svg:height="0.1cm" svg:x="11.23cm" svg:y="27.55cm">
            <text:p/>
          </draw:rect>
        </draw:g>
        <draw:polygon draw:style-name="gr10" draw:text-style-name="P1" draw:layer="layout" svg:width="5.799cm" svg:height="0.824cm" svg:x="4.712cm" svg:y="25cm" svg:viewBox="0 0 5800 825" draw:points="0,825 1,797 6,769 13,742 23,715 36,689 53,662 72,637 94,611 120,586 148,561 215,511 295,462 389,413 492,365 602,321 720,279 846,241 981,205 1127,171 1450,111 1797,61 2148,27 2513,7 2900,0 3287,7 3652,27 4003,61 4350,111 4673,171 4819,205 4954,241 5080,279 5198,321 5308,365 5411,413 5505,462 5585,511 5652,561 5680,586 5706,611 5728,637 5747,662 5764,689 5777,715 5787,742 5794,769 5799,797 5800,825">
          <text:p/>
        </draw:polygon>
        <draw:ellipse draw:style-name="gr10" draw:text-style-name="P1" draw:layer="layout" svg:width="4.5cm" svg:height="1cm" svg:x="5.362cm" svg:y="25.3cm">
          <text:p/>
        </draw:ellipse>
        <draw:rect draw:style-name="gr3" draw:text-style-name="P1" draw:layer="layout" svg:width="0.58cm" svg:height="0.1cm" svg:x="4.75cm" svg:y="25.77cm">
          <text:p/>
        </draw:rect>
        <draw:rect draw:style-name="gr3" draw:text-style-name="P1" draw:layer="layout" svg:width="0.58cm" svg:height="0.1cm" svg:x="9.9cm" svg:y="25.77cm">
          <text:p/>
        </draw:rect>
        <draw:custom-shape draw:style-name="gr11" draw:text-style-name="P1" draw:layer="layout" svg:width="1.7cm" svg:height="3.7cm" svg:x="2.653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layout" svg:width="1.7cm" svg:height="3.7cm" svg:x="10.952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7cm" svg:height="3.7cm" svg:x="6.751cm" svg:y="13.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2" draw:text-style-name="P1" draw:layer="layout" svg:x1="5.4cm" svg:y1="4.3cm" svg:x2="5.41cm" svg:y2="25.8cm">
          <text:p/>
        </draw:line>
        <draw:line draw:style-name="gr12" draw:text-style-name="P1" draw:layer="layout" svg:x1="9.8cm" svg:y1="4.3cm" svg:x2="9.81cm" svg:y2="25.8cm">
          <text:p/>
        </draw:line>
        <draw:line draw:style-name="gr13" draw:text-style-name="P1" draw:layer="layout" svg:x1="15.325cm" svg:y1="5.975cm" svg:x2="10.5cm" svg:y2="9.8cm">
          <text:p/>
        </draw:line>
        <draw:frame draw:style-name="gr14" draw:text-style-name="P2" draw:layer="layout" svg:width="3.012cm" svg:height="1.517cm" svg:x="15.4cm" svg:y="5.2cm">
          <draw:text-box>
            <text:p><text:span text:style-name="T1">Putki</text:span></text:p>
          </draw:text-box>
        </draw:frame>
        <draw:line draw:style-name="gr13" draw:text-style-name="P1" draw:layer="layout" svg:x1="15.351cm" svg:y1="8.451cm" svg:x2="13cm" svg:y2="10.3cm">
          <text:p/>
        </draw:line>
        <draw:frame draw:style-name="gr15" draw:text-style-name="P2" draw:layer="layout" svg:width="9.968cm" svg:height="1.517cm" svg:x="15.4cm" svg:y="7.7cm">
          <draw:text-box>
            <text:p><text:span text:style-name="T1">Porareiän seinämä</text:span></text:p>
          </draw:text-box>
        </draw:frame>
        <draw:frame draw:style-name="gr16" draw:text-style-name="P3" draw:layer="layout" svg:width="1.632cm" svg:height="1.673cm" svg:x="0.295cm" svg:y="0.883cm">
          <draw:text-box>
            <text:p text:style-name="P3"><text:span text:style-name="T2">a)</text:span></text:p>
          </draw:text-box>
        </draw:frame>
        <draw:rect draw:style-name="gr1" draw:text-style-name="P1" draw:layer="layout" svg:width="11cm" svg:height="25.8cm" svg:x="27.825cm" svg:y="4.2cm">
          <text:p/>
        </draw:rect>
        <draw:rect draw:style-name="gr3" draw:text-style-name="P1" draw:layer="layout" svg:width="5.8cm" svg:height="2.1cm" svg:x="30.425cm" svg:y="23.7cm">
          <text:p/>
        </draw:rect>
        <draw:ellipse draw:style-name="gr2" draw:text-style-name="P1" draw:layer="layout" svg:width="11cm" svg:height="2.8cm" svg:x="27.825cm" svg:y="2.8cm">
          <text:p/>
        </draw:ellipse>
        <draw:ellipse draw:style-name="gr2" draw:text-style-name="P1" draw:layer="layout" svg:width="5.8cm" svg:height="1.65cm" svg:x="30.425cm" svg:y="3.375cm">
          <text:p/>
        </draw:ellipse>
        <draw:ellipse draw:style-name="gr2" draw:text-style-name="P1" draw:layer="layout" svg:width="4.5cm" svg:height="1cm" svg:x="31.075cm" svg:y="3.7cm">
          <text:p/>
        </draw:ellipse>
        <draw:ellipse draw:style-name="gr2" draw:text-style-name="P1" draw:layer="layout" svg:width="11cm" svg:height="2.8cm" svg:x="27.825cm" svg:y="28.5cm">
          <text:p/>
        </draw:ellipse>
        <draw:line draw:style-name="gr4" draw:text-style-name="P1" draw:layer="layout" svg:x1="30.425cm" svg:y1="4.3cm" svg:x2="30.435cm" svg:y2="25.8cm">
          <text:p/>
        </draw:line>
        <draw:line draw:style-name="gr4" draw:text-style-name="P1" draw:layer="layout" svg:x1="36.225cm" svg:y1="4.3cm" svg:x2="36.235cm" svg:y2="25.8cm">
          <text:p/>
        </draw:line>
        <draw:custom-shape draw:style-name="gr6" draw:text-style-name="P1" draw:layer="layout" svg:width="1.7cm" svg:height="3.7cm" svg:x="32.475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1.7cm" svg:height="3.7cm" svg:x="36.676cm" svg:y="0.75cm">
          <text:p/>
          <draw:enhanced-geometry svg:viewBox="0 0 21600 21600"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1" draw:layer="layout" svg:width="1.7cm" svg:height="3.7cm" svg:x="28.377cm" svg:y="0.75cm">
          <text:p/>
          <draw:enhanced-geometry svg:viewBox="0 0 21600 21600"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1.7cm" svg:height="3.7cm" svg:x="28.378cm" svg:y="13.95cm">
          <text:p/>
          <draw:enhanced-geometry svg:viewBox="0 0 21600 21600"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 draw:layer="layout" svg:width="1.7cm" svg:height="3.7cm" svg:x="36.677cm" svg:y="13.95cm">
          <text:p/>
          <draw:enhanced-geometry svg:viewBox="0 0 21600 21600"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7cm" svg:height="3.7cm" svg:x="32.476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3" draw:layer="layout" svg:width="1.632cm" svg:height="1.673cm" svg:x="26.02cm" svg:y="0.883cm">
          <draw:text-box>
            <text:p text:style-name="P3"><text:span text:style-name="T2">b)</text:span></text:p>
          </draw:text-box>
        </draw:frame>
        <draw:polygon draw:style-name="gr10" draw:text-style-name="P1" draw:layer="layout" svg:width="5.799cm" svg:height="0.824cm" svg:x="30.412cm" svg:y="25.001cm" svg:viewBox="0 0 5800 825" draw:points="0,825 1,797 6,769 13,742 23,715 36,689 53,662 72,637 94,611 120,586 148,561 215,511 295,462 389,413 492,365 602,321 720,279 846,241 981,205 1127,171 1450,111 1797,61 2148,27 2513,7 2900,0 3287,7 3652,27 4003,61 4350,111 4673,171 4819,205 4954,241 5080,279 5198,321 5308,365 5411,413 5505,462 5585,511 5652,561 5680,586 5706,611 5728,637 5747,662 5764,689 5777,715 5787,742 5794,769 5799,797 5800,825">
          <text:p/>
        </draw:polygon>
        <draw:rect draw:style-name="gr3" draw:text-style-name="P1" draw:layer="layout" svg:width="5.8cm" svg:height="0.2cm" svg:x="30.4cm" svg:y="25.75cm">
          <text:p/>
        </draw:rect>
        <draw:g>
          <draw:custom-shape draw:style-name="gr19" draw:text-style-name="P1" draw:layer="layout" svg:width="3.2cm" svg:height="3.4cm" svg:x="29.225cm" svg:y="2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0" draw:text-style-name="P1" draw:layer="layout" svg:width="0.79cm" svg:height="1.9cm" svg:x="31.625cm" svg:y="25.8cm">
            <text:p/>
          </draw:rect>
          <draw:rect draw:style-name="gr21" draw:text-style-name="P1" draw:layer="layout" svg:width="0.75cm" svg:height="0.1cm" svg:x="31.645cm" svg:y="27.65cm">
            <text:p/>
          </draw:rect>
        </draw:g>
        <draw:g>
          <draw:custom-shape draw:style-name="gr19" draw:text-style-name="P1" draw:layer="layout" svg:width="3.2cm" svg:height="3.4cm" svg:x="34.425cm" svg:y="26cm">
            <text:p/>
            <draw:enhanced-geometry svg:viewBox="0 0 21600 21600" draw:mirror-vertical="tru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0" draw:text-style-name="P1" draw:layer="layout" svg:width="0.79cm" svg:height="1.9cm" svg:x="34.435cm" svg:y="25.8cm">
            <text:p/>
          </draw:rect>
          <draw:rect draw:style-name="gr21" draw:text-style-name="P1" draw:layer="layout" svg:width="0.75cm" svg:height="0.1cm" svg:x="34.455cm" svg:y="27.65cm">
            <text:p/>
          </draw:rect>
        </draw:g>
        <draw:ellipse draw:style-name="gr22" draw:text-style-name="P1" draw:layer="layout" svg:width="4.5cm" svg:height="1cm" svg:x="31.087cm" svg:y="25.3cm">
          <text:p/>
        </draw:ellipse>
        <draw:g>
          <draw:line draw:style-name="gr23" draw:text-style-name="P1" draw:layer="layout" svg:x1="30.437cm" svg:y1="25.825cm" svg:x2="30.438cm" svg:y2="25.797cm">
            <text:p/>
          </draw:line>
          <draw:line draw:style-name="gr23" draw:text-style-name="P1" draw:layer="layout" svg:x1="36.236cm" svg:y1="25.797cm" svg:x2="36.237cm" svg:y2="25.825cm">
            <text:p/>
          </draw:line>
          <draw:line draw:style-name="gr24" draw:text-style-name="P1" draw:layer="layout" svg:x1="33.337cm" svg:y1="26.625cm" svg:x2="32.95cm" svg:y2="26.618cm">
            <text:p/>
          </draw:line>
          <draw:line draw:style-name="gr24" draw:text-style-name="P1" draw:layer="layout" svg:x1="32.95cm" svg:y1="26.618cm" svg:x2="32.585cm" svg:y2="26.598cm">
            <text:p/>
          </draw:line>
          <draw:line draw:style-name="gr24" draw:text-style-name="P1" draw:layer="layout" svg:x1="32.586cm" svg:y1="26.598cm" svg:x2="32.234cm" svg:y2="26.564cm">
            <text:p/>
          </draw:line>
          <draw:line draw:style-name="gr24" draw:text-style-name="P1" draw:layer="layout" svg:x1="32.234cm" svg:y1="26.563cm" svg:x2="31.887cm" svg:y2="26.514cm">
            <text:p/>
          </draw:line>
          <draw:line draw:style-name="gr24" draw:text-style-name="P1" draw:layer="layout" svg:x1="31.887cm" svg:y1="26.515cm" svg:x2="31.564cm" svg:y2="26.454cm">
            <text:p/>
          </draw:line>
          <draw:line draw:style-name="gr24" draw:text-style-name="P1" draw:layer="layout" svg:x1="31.563cm" svg:y1="26.454cm" svg:x2="31.418cm" svg:y2="26.42cm">
            <text:p/>
          </draw:line>
          <draw:line draw:style-name="gr24" draw:text-style-name="P1" draw:layer="layout" svg:x1="31.418cm" svg:y1="26.42cm" svg:x2="31.283cm" svg:y2="26.384cm">
            <text:p/>
          </draw:line>
          <draw:line draw:style-name="gr24" draw:text-style-name="P1" draw:layer="layout" svg:x1="31.283cm" svg:y1="26.385cm" svg:x2="31.157cm" svg:y2="26.346cm">
            <text:p/>
          </draw:line>
          <draw:line draw:style-name="gr24" draw:text-style-name="P1" draw:layer="layout" svg:x1="31.157cm" svg:y1="26.345cm" svg:x2="31.039cm" svg:y2="26.304cm">
            <text:p/>
          </draw:line>
          <draw:line draw:style-name="gr24" draw:text-style-name="P1" draw:layer="layout" svg:x1="31.039cm" svg:y1="26.304cm" svg:x2="30.929cm" svg:y2="26.26cm">
            <text:p/>
          </draw:line>
          <draw:line draw:style-name="gr24" draw:text-style-name="P1" draw:layer="layout" svg:x1="30.929cm" svg:y1="26.261cm" svg:x2="30.826cm" svg:y2="26.213cm">
            <text:p/>
          </draw:line>
          <draw:line draw:style-name="gr24" draw:text-style-name="P1" draw:layer="layout" svg:x1="30.825cm" svg:y1="26.212cm" svg:x2="30.732cm" svg:y2="26.163cm">
            <text:p/>
          </draw:line>
          <draw:line draw:style-name="gr24" draw:text-style-name="P1" draw:layer="layout" svg:x1="30.732cm" svg:y1="26.163cm" svg:x2="30.652cm" svg:y2="26.114cm">
            <text:p/>
          </draw:line>
          <draw:line draw:style-name="gr24" draw:text-style-name="P1" draw:layer="layout" svg:x1="30.652cm" svg:y1="26.114cm" svg:x2="30.585cm" svg:y2="26.064cm">
            <text:p/>
          </draw:line>
          <draw:line draw:style-name="gr24" draw:text-style-name="P1" draw:layer="layout" svg:x1="30.586cm" svg:y1="26.064cm" svg:x2="30.557cm" svg:y2="26.039cm">
            <text:p/>
          </draw:line>
          <draw:line draw:style-name="gr24" draw:text-style-name="P1" draw:layer="layout" svg:x1="30.556cm" svg:y1="26.039cm" svg:x2="30.531cm" svg:y2="26.014cm">
            <text:p/>
          </draw:line>
          <draw:line draw:style-name="gr24" draw:text-style-name="P1" draw:layer="layout" svg:x1="30.531cm" svg:y1="26.014cm" svg:x2="30.509cm" svg:y2="25.988cm">
            <text:p/>
          </draw:line>
          <draw:line draw:style-name="gr24" draw:text-style-name="P1" draw:layer="layout" svg:x1="30.509cm" svg:y1="25.989cm" svg:x2="30.49cm" svg:y2="25.963cm">
            <text:p/>
          </draw:line>
          <draw:line draw:style-name="gr24" draw:text-style-name="P1" draw:layer="layout" svg:x1="30.489cm" svg:y1="25.962cm" svg:x2="30.473cm" svg:y2="25.936cm">
            <text:p/>
          </draw:line>
          <draw:line draw:style-name="gr24" draw:text-style-name="P1" draw:layer="layout" svg:x1="30.473cm" svg:y1="25.936cm" svg:x2="30.46cm" svg:y2="25.91cm">
            <text:p/>
          </draw:line>
          <draw:line draw:style-name="gr24" draw:text-style-name="P1" draw:layer="layout" svg:x1="30.46cm" svg:y1="25.91cm" svg:x2="30.45cm" svg:y2="25.883cm">
            <text:p/>
          </draw:line>
          <draw:line draw:style-name="gr24" draw:text-style-name="P1" draw:layer="layout" svg:x1="30.45cm" svg:y1="25.883cm" svg:x2="30.443cm" svg:y2="25.856cm">
            <text:p/>
          </draw:line>
          <draw:line draw:style-name="gr24" draw:text-style-name="P1" draw:layer="layout" svg:x1="30.442cm" svg:y1="25.856cm" svg:x2="30.438cm" svg:y2="25.828cm">
            <text:p/>
          </draw:line>
          <draw:line draw:style-name="gr24" draw:text-style-name="P1" draw:layer="layout" svg:x1="30.438cm" svg:y1="25.828cm" svg:x2="30.437cm" svg:y2="25.8cm">
            <text:p/>
          </draw:line>
          <draw:line draw:style-name="gr24" draw:text-style-name="P1" draw:layer="layout" svg:x1="36.237cm" svg:y1="25.8cm" svg:x2="36.236cm" svg:y2="25.828cm">
            <text:p/>
          </draw:line>
          <draw:line draw:style-name="gr24" draw:text-style-name="P1" draw:layer="layout" svg:x1="36.235cm" svg:y1="25.828cm" svg:x2="36.231cm" svg:y2="25.856cm">
            <text:p/>
          </draw:line>
          <draw:line draw:style-name="gr24" draw:text-style-name="P1" draw:layer="layout" svg:x1="36.231cm" svg:y1="25.856cm" svg:x2="36.224cm" svg:y2="25.883cm">
            <text:p/>
          </draw:line>
          <draw:line draw:style-name="gr24" draw:text-style-name="P1" draw:layer="layout" svg:x1="36.224cm" svg:y1="25.883cm" svg:x2="36.214cm" svg:y2="25.91cm">
            <text:p/>
          </draw:line>
          <draw:line draw:style-name="gr24" draw:text-style-name="P1" draw:layer="layout" svg:x1="36.214cm" svg:y1="25.91cm" svg:x2="36.201cm" svg:y2="25.936cm">
            <text:p/>
          </draw:line>
          <draw:line draw:style-name="gr24" draw:text-style-name="P1" draw:layer="layout" svg:x1="36.2cm" svg:y1="25.936cm" svg:x2="36.184cm" svg:y2="25.962cm">
            <text:p/>
          </draw:line>
          <draw:line draw:style-name="gr24" draw:text-style-name="P1" draw:layer="layout" svg:x1="36.184cm" svg:y1="25.963cm" svg:x2="36.165cm" svg:y2="25.989cm">
            <text:p/>
          </draw:line>
          <draw:line draw:style-name="gr24" draw:text-style-name="P1" draw:layer="layout" svg:x1="36.165cm" svg:y1="25.988cm" svg:x2="36.143cm" svg:y2="26.014cm">
            <text:p/>
          </draw:line>
          <draw:line draw:style-name="gr24" draw:text-style-name="P1" draw:layer="layout" svg:x1="36.142cm" svg:y1="26.014cm" svg:x2="36.117cm" svg:y2="26.039cm">
            <text:p/>
          </draw:line>
          <draw:line draw:style-name="gr24" draw:text-style-name="P1" draw:layer="layout" svg:x1="36.118cm" svg:y1="26.039cm" svg:x2="36.089cm" svg:y2="26.064cm">
            <text:p/>
          </draw:line>
          <draw:line draw:style-name="gr24" draw:text-style-name="P1" draw:layer="layout" svg:x1="36.089cm" svg:y1="26.064cm" svg:x2="36.022cm" svg:y2="26.114cm">
            <text:p/>
          </draw:line>
          <draw:line draw:style-name="gr24" draw:text-style-name="P1" draw:layer="layout" svg:x1="36.022cm" svg:y1="26.114cm" svg:x2="35.942cm" svg:y2="26.163cm">
            <text:p/>
          </draw:line>
          <draw:line draw:style-name="gr24" draw:text-style-name="P1" draw:layer="layout" svg:x1="35.941cm" svg:y1="26.163cm" svg:x2="35.848cm" svg:y2="26.212cm">
            <text:p/>
          </draw:line>
          <draw:line draw:style-name="gr24" draw:text-style-name="P1" draw:layer="layout" svg:x1="35.848cm" svg:y1="26.213cm" svg:x2="35.745cm" svg:y2="26.261cm">
            <text:p/>
          </draw:line>
          <draw:line draw:style-name="gr24" draw:text-style-name="P1" draw:layer="layout" svg:x1="35.745cm" svg:y1="26.26cm" svg:x2="35.635cm" svg:y2="26.304cm">
            <text:p/>
          </draw:line>
          <draw:line draw:style-name="gr24" draw:text-style-name="P1" draw:layer="layout" svg:x1="35.635cm" svg:y1="26.304cm" svg:x2="35.517cm" svg:y2="26.345cm">
            <text:p/>
          </draw:line>
          <draw:line draw:style-name="gr24" draw:text-style-name="P1" draw:layer="layout" svg:x1="35.517cm" svg:y1="26.346cm" svg:x2="35.391cm" svg:y2="26.385cm">
            <text:p/>
          </draw:line>
          <draw:line draw:style-name="gr24" draw:text-style-name="P1" draw:layer="layout" svg:x1="35.391cm" svg:y1="26.384cm" svg:x2="35.256cm" svg:y2="26.42cm">
            <text:p/>
          </draw:line>
          <draw:line draw:style-name="gr24" draw:text-style-name="P1" draw:layer="layout" svg:x1="35.255cm" svg:y1="26.42cm" svg:x2="35.11cm" svg:y2="26.454cm">
            <text:p/>
          </draw:line>
          <draw:line draw:style-name="gr24" draw:text-style-name="P1" draw:layer="layout" svg:x1="35.11cm" svg:y1="26.454cm" svg:x2="34.787cm" svg:y2="26.515cm">
            <text:p/>
          </draw:line>
          <draw:line draw:style-name="gr24" draw:text-style-name="P1" draw:layer="layout" svg:x1="34.787cm" svg:y1="26.514cm" svg:x2="34.44cm" svg:y2="26.563cm">
            <text:p/>
          </draw:line>
          <draw:line draw:style-name="gr24" draw:text-style-name="P1" draw:layer="layout" svg:x1="34.441cm" svg:y1="26.564cm" svg:x2="34.089cm" svg:y2="26.598cm">
            <text:p/>
          </draw:line>
          <draw:line draw:style-name="gr24" draw:text-style-name="P1" draw:layer="layout" svg:x1="34.089cm" svg:y1="26.598cm" svg:x2="33.724cm" svg:y2="26.618cm">
            <text:p/>
          </draw:line>
          <draw:line draw:style-name="gr24" draw:text-style-name="P1" draw:layer="layout" svg:x1="33.724cm" svg:y1="26.618cm" svg:x2="33.337cm" svg:y2="26.625cm">
            <text:p/>
          </draw:line>
          <draw:line draw:style-name="gr24" draw:text-style-name="P1" draw:layer="layout" svg:x1="33.337cm" svg:y1="26.625cm" svg:x2="33.337cm" svg:y2="26.625cm">
            <text:p/>
          </draw:line>
        </draw:g>
        <draw:line draw:style-name="gr12" draw:text-style-name="P1" draw:layer="layout" svg:x1="31.125cm" svg:y1="4.3cm" svg:x2="31.135cm" svg:y2="25.8cm">
          <text:p/>
        </draw:line>
        <draw:line draw:style-name="gr12" draw:text-style-name="P1" draw:layer="layout" svg:x1="35.525cm" svg:y1="4.3cm" svg:x2="35.535cm" svg:y2="25.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6666ff" draw:end-color="#ff3333" draw:start-intensity="100%" draw:end-intensity="100%" draw:angle="0" draw:border="0%"/>
    <draw:gradient draw:name="Gradient_20_8" draw:display-name="Gradient 8" draw:style="linear" draw:start-color="#ff3333" draw:end-color="#6666ff" draw:start-intensity="100%" draw:end-intensity="100%" draw:angle="0" draw:border="0%"/>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cm" fo:page-height="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8-05T17:52:45.31</meta:creation-date>
    <dc:date>2019-08-08T15:30:09.36</dc:date>
    <meta:editing-duration>PT22H18M57S</meta:editing-duration>
    <meta:editing-cycles>14</meta:editing-cycles>
    <meta:generator>OpenOffice/4.1.2$Win32 OpenOffice.org_project/412m3$Build-9782</meta:generator>
    <meta:document-statistic meta:object-count="114"/>
  </office:meta>
</office:document-meta>
</file>